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f9c1" officeooo:paragraph-rsid="0010f9c1"/>
    </style:style>
    <style:style style:name="P2" style:family="paragraph" style:parent-style-name="Standard">
      <style:text-properties officeooo:rsid="00115fed" officeooo:paragraph-rsid="00115fed"/>
    </style:style>
    <style:style style:name="P3" style:family="paragraph" style:parent-style-name="Standard">
      <style:text-properties style:text-underline-style="none" fo:font-weight="bold" officeooo:rsid="00127796" officeooo:paragraph-rsid="00127796" style:font-weight-asian="bold" style:font-weight-complex="bold"/>
    </style:style>
    <style:style style:name="P4" style:family="paragraph" style:parent-style-name="Standard">
      <style:text-properties style:text-underline-style="none" fo:font-weight="normal" officeooo:rsid="0012fcac" officeooo:paragraph-rsid="0012fcac" style:font-weight-asian="normal" style:font-weight-complex="normal"/>
    </style:style>
    <style:style style:name="P5" style:family="paragraph" style:parent-style-name="Standard">
      <style:text-properties style:text-underline-style="none" fo:font-weight="normal" officeooo:rsid="0013c872" officeooo:paragraph-rsid="0013c872" style:font-weight-asian="normal" style:font-weight-complex="normal"/>
    </style:style>
    <style:style style:name="P6" style:family="paragraph" style:parent-style-name="Standard">
      <style:text-properties fo:font-style="normal" style:text-underline-style="none" fo:font-weight="bold" officeooo:rsid="00158999" officeooo:paragraph-rsid="00158999" style:font-style-asian="normal" style:font-weight-asian="bold" style:font-style-complex="normal" style:font-weight-complex="bold"/>
    </style:style>
    <style:style style:name="P7" style:family="paragraph" style:parent-style-name="Standard">
      <style:text-properties fo:font-style="normal" style:text-underline-style="none" fo:font-weight="normal" officeooo:rsid="0016a1f4" officeooo:paragraph-rsid="0016a1f4"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173815" officeooo:paragraph-rsid="00173815"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8ed18" officeooo:paragraph-rsid="0018ed18" style:font-style-asian="normal" style:font-weight-asian="normal" style:font-style-complex="normal" style:font-weight-complex="normal"/>
    </style:style>
    <style:style style:name="P10" style:family="paragraph" style:parent-style-name="Text_20_body">
      <style:text-properties fo:language="es" fo:country="ES" officeooo:rsid="0018ed18" officeooo:paragraph-rsid="0018ed18"/>
    </style:style>
    <style:style style:name="P11" style:family="paragraph" style:parent-style-name="Text_20_body">
      <style:text-properties fo:language="es" fo:country="ES" officeooo:rsid="0019de18" officeooo:paragraph-rsid="0019de18"/>
    </style:style>
    <style:style style:name="P12" style:family="paragraph" style:parent-style-name="Text_20_body">
      <style:text-properties fo:language="es" fo:country="ES" officeooo:rsid="001c0dea" officeooo:paragraph-rsid="001c0dea"/>
    </style:style>
    <style:style style:name="P13" style:family="paragraph" style:parent-style-name="Text_20_body">
      <style:text-properties fo:language="es" fo:country="ES" officeooo:rsid="001c0dea" officeooo:paragraph-rsid="001c0dea" fo:background-color="#fff200"/>
    </style:style>
    <style:style style:name="P14" style:family="paragraph" style:parent-style-name="Text_20_body">
      <style:text-properties fo:language="es" fo:country="ES" officeooo:rsid="001fb277" officeooo:paragraph-rsid="001fb277" fo:background-color="#fff200"/>
    </style:style>
    <style:style style:name="T1" style:family="text">
      <style:text-properties officeooo:rsid="0012fcac"/>
    </style:style>
    <style:style style:name="T2" style:family="text">
      <style:text-properties fo:font-style="normal" style:text-underline-style="none" fo:font-weight="normal" officeooo:rsid="0018ed18" style:font-style-asian="normal" style:font-weight-asian="normal" style:font-style-complex="normal" style:font-weight-complex="normal"/>
    </style:style>
    <style:style style:name="T3" style:family="text">
      <style:text-properties fo:language="es" fo:country="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a red privada esta compuesta por computadoras que pertenecen a una sola organización que comparte información entre sus miembros.</text:p>
      <text:p text:style-name="P2">VPN nos permite crear una red privada segura sobre una red publica tal como internet. Se basa en encriptación, autenticación, tunelización de paquetes y firewall.</text:p>
      <text:p text:style-name="P2">Se llama virtual porque depende del uso de conexiones virtuales, con presencia temporaria de conexione que no necesitan estar presente de forma física, sino que consisten en el ruteo de paquetes sobre varias máquinas sobre <text:span text:style-name="T1">Internet.</text:span></text:p>
      <text:p text:style-name="P3"/>
      <text:p text:style-name="P3">Firewall</text:p>
      <text:p text:style-name="P4">Es una técnica utilizada para examinar las direcciones de Internet o los paquetes o puertos de conexiones entrantes para decidir si el tráfico de la red está permitido o no.</text:p>
      <text:p text:style-name="P5">El firewall mas comun es el “filtrado de paquetes”, el cual bloquea un servicio en particular de IP (corriendo en un puerto específico). La utilización de Proxy también es un método que se utiliza con este propósito que corre en el sistema operativo.</text:p>
      <text:p text:style-name="P5"/>
      <text:p text:style-name="P6">Autenticación</text:p>
      <text:p text:style-name="P7">Es una técnica esencial para VPNs, ya que aseguran la comunicación entre las partes determinando si se estan comunicando con el host correcto. Se basa en el secreto de la llave compartida. Las llaves corren bajo algún algoritmo de hash.</text:p>
      <text:p text:style-name="P8">Es usada para asegurar integridad de los datos así como también para asegurarnos de que no nos estamos comunicando con un impostor</text:p>
      <text:p text:style-name="P8"/>
      <text:p text:style-name="P9">Encriptación</text:p>
      <text:p text:style-name="Text_20_body"><text:span text:style-name="T2">Todas las VPNs soportan encriptación, lo cual es, esencialmente, que los paquetes de los datos viajan dentro de un paquete seguro protegido contra sniffing. Dado que las VPNs necesitan encriptar datos en tiempo real, se utiliza el método de ecriptación con clave secreta con una clave que solamente será útil para esa sesión. </text:span><text:span text:style-name="T3">El secreto de la sesión en sí (generalmente más pequeño que los datos) se cifra mediante clave pública </text:span>cifrado y se envía a través del enlace. Las claves secretas a menudo se negocian utilizando una clave <text:span text:style-name="T3">protocolo de gestión.</text:span></text:p>
      <text:p text:style-name="P10">El paso siguiente es brindar seguridad a nivel de IP utilizando para eso el protocolo IPSec.</text:p>
      <text:p text:style-name="P10">Tunneling (Tunelización)</text:p>
      <text:p text:style-name="P11">IPSec provee este mecanismo. Tunneling le permite encapsular un paquete dentro de un paquete para acomodar protocolos incompatibles .</text:p>
      <text:p text:style-name="P11">Con el túnel también puede encapsular un paquete IP dentro de otro paquete IP. Esto significa puede enviar paquetes con direcciones arbitrarias de origen y destino a través de Internet dentro de un paquete que tiene direcciones de origen y destino enrutables por Internet.</text:p>
      <text:p text:style-name="P11"/>
      <text:p text:style-name="P11"/>
      <text:p text:style-name="P11"/>
      <text:p text:style-name="P12">La proteccion de los datos es el core de las vpns, junto con las dos teconologias para hacerlos: autenticación y firewalls.</text:p>
      <text:p text:style-name="P12"/>
      <text:p text:style-name="P12">Los cortafuegos generalmente cumplen dos funciones principales para un administrador de red. El primero es controlar</text:p>
      <text:p text:style-name="P12"><text:soft-page-break/>qué máquinas puede ver un extraño y los servicios en esas máquinas con las que puede</text:p>
      <text:p text:style-name="P12">conversar. El segundo también controla qué máquinas en Internet puede ver un usuario interno.</text:p>
      <text:p text:style-name="P12">como qué servicios puede usar.</text:p>
      <text:p text:style-name="P13">Firewalls usually serve two main functions for a network administrator. The first is to control</text:p>
      <text:p text:style-name="P13">which machines an outsider can see and the services on those machines with which he can</text:p>
      <text:p text:style-name="P13">converse. The second controls what machines on the Internet an internal user can see, as well</text:p>
      <text:p text:style-name="P13">as what services he can use.</text:p>
      <text:p text:style-name="P14">Los router que filtran los paquetes, no toman decisiones en base al contenido del mismo, sino mas bien consideran aspectos como “de donde vienen? O hacia donde van?”.</text:p>
      <text:p text:style-name="P14">El filtrado de paquetes tiene dos formas: filtrado selectivo o tráfico no dese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0:44:17.342662886</meta:creation-date>
    <dc:date>2019-12-02T12:43:44.321073331</dc:date>
    <meta:editing-duration>PT1H24M23S</meta:editing-duration>
    <meta:editing-cycles>13</meta:editing-cycles>
    <meta:generator>LibreOffice/6.0.7.3$Linux_X86_64 LibreOffice_project/00m0$Build-3</meta:generator>
    <meta:document-statistic meta:table-count="0" meta:image-count="0" meta:object-count="0" meta:page-count="2" meta:paragraph-count="26" meta:word-count="557" meta:character-count="3416" meta:non-whitespace-character-count="2885"/>
  </office:meta>
</office:document-meta>
</file>